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6]-[.F6]" office:value-type="float" office:value="280" calcext:value-type="float">
            <text:p>28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7]-[.F7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8]-[.F8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0]-[.F10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1]-[.F11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2])" office:value-type="float" office:value="2020" calcext:value-type="float">
            <text:p>2.02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1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2.084782123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2.0868572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6-27T10:21:12.399929361</dc:date>
    <dc:language>pt-PT</dc:language>
    <meta:editing-cycles>413</meta:editing-cycles>
    <meta:editing-duration>PT12H48M40S</meta:editing-duration>
    <meta:print-date>2019-11-04T10:09:33.513893508</meta:print-date>
    <meta:document-statistic meta:table-count="1" meta:cell-count="80" meta:object-count="0"/>
    <meta:user-defined meta:name="Info 0"/>
    <meta:user-defined meta:name="Info 1"/>
    <meta:user-defined meta:name="Info 2"/>
    <meta:user-defined meta:name="Info 3"/>
  </office:meta>
</office:document-meta>
</file>